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style:font-size-asian="10pt" style:font-size-complex="10pt"/>
    </style:style>
    <style:style style:name="P2" style:family="paragraph" style:parent-style-name="Text_20_body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3"/><text:span text:style-name="T1">MODUŁ FS</text:span></text:p>
      <text:p text:style-name="Text_20_body"><text:s/>Jednym z wbudowanych w Node.js modułów jest fs. Ta krótka nazwa pochodzi od angielskiego file system. Jak sama nazwa wskazuje</text:p>
      <text:p text:style-name="Text_20_body">posłuży nam on do operacji na plikach. Dokładnie tego sie dzisiaj nauczymy - będziemy odczytywać, zapisywać i sprawdzać</text:p>
      <text:p text:style-name="Text_20_body">piki na dysku</text:p>
      <text:p text:style-name="Text_20_body"/>
      <text:p text:style-name="P2"><text:s text:c="2"/><text:span text:style-name="T1">ODCZYT PLIKU</text:span></text:p>
      <text:p text:style-name="Text_20_body">Odczyt pliku odbywa się za pomocą asynchronicznej funkcji <text:span text:style-name="T1">fs.readfile('nazwa pliku, opcje, funkcja callback).</text:span></text:p>
      <text:p text:style-name="Standard">Np. </text:p>
      <text:p text:style-name="Standard"/>
      <text:p text:style-name="P1">fs.readFile('/home/some/file.txt', 'utf8',(err, data) =&gt; {</text:p>
      <text:p text:style-name="P1"><text:s text:c="2"/>if (err === null) {</text:p>
      <text:p text:style-name="P1"><text:s text:c="4"/>console.log('Poprawnie odczytano plik.' data);</text:p>
      <text:p text:style-name="P1"><text:s text:c="2"/>} else {</text:p>
      <text:p text:style-name="P1"><text:s text:c="4"/>console.log('Błąd podczas odczytania pliku!', err);</text:p>
      <text:p text:style-name="P1"><text:s text:c="2"/>}</text:p>
      <text:p text:style-name="P1">});</text:p>
      <text:p text:style-name="P1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in korbecki</meta:initial-creator>
    <meta:creation-date>2021-08-19T10:25:14.16</meta:creation-date>
    <meta:document-statistic meta:table-count="0" meta:image-count="0" meta:object-count="0" meta:page-count="1" meta:paragraph-count="14" meta:word-count="83" meta:character-count="596"/>
    <dc:date>2021-08-19T10:41:11.49</dc:date>
    <dc:creator>marcin korbecki</dc:creator>
    <meta:editing-duration>PT26S</meta:editing-duration>
    <meta:editing-cycles>1</meta:editing-cycles>
    <meta:generator>OpenOffice/4.1.7$Win32 OpenOffice.org_project/417m1$Build-9800</meta:generator>
  </office:meta>
</office:document-meta>
</file>